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25-01-28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24-07-30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22-12-12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22-01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20-12-1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20-01-1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9-02-0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8-08-2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7-12-19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7-09-18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6-12-27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6-08-17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6-01-1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5-08-19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28" calcext:value-type="float">
            <text:p>155.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5-02-10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4-09-23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384" calcext:value-type="float">
            <text:p>154.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3-12-02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3-01-30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2-01-30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1-02-0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10-02-09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9-03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8-02-05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7-02-21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6-01-3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5-01-03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4-01-23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3-01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2-01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1-03-0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2000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8095290101</text:p>
          </table:table-cell>
          <table:table-cell office:value-type="string" calcext:value-type="string">
            <text:p>196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